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4000001A49BB97AA0BCB8F0E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0.553cm" draw:shadow="visible" draw:shadow-offset-x="0.071cm" draw:shadow-offset-y="0.071cm" draw:shadow-color="#cccccc" draw:shadow-opacity="100%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  <style:text-properties fo:color="#3465a4" fo:font-size="72pt"/>
    </style:style>
    <style:style style:name="P3" style:family="paragraph">
      <loext:graphic-properties draw:fill="none" draw:fill-color="#ffffff"/>
      <style:paragraph-properties fo:text-align="start" style:writing-mode="lr-tb"/>
      <style:text-properties fo:color="#3465a4" style:font-name="Courier New" fo:font-size="72pt" fo:font-weight="bold" style:font-size-asian="24pt" style:font-size-complex="24pt"/>
    </style:style>
    <style:style style:name="T1" style:family="text">
      <style:text-properties style:font-name="Courier New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112cm" svg:height="11.112cm" svg:x="0cm" svg:y="0cm">
          <draw:image xlink:href="Pictures/10000000000001A4000001A49BB97AA0BCB8F0E6.png" xlink:type="simple" xlink:show="embed" xlink:actuate="onLoad" loext:mime-type="image/png">
            <text:p/>
          </draw:image>
        </draw:frame>
        <draw:frame draw:style-name="gr2" draw:text-style-name="P3" draw:layer="layout" svg:width="8.89cm" svg:height="10.803cm" svg:x="2.797cm" svg:y="1.766cm">
          <draw:text-box>
            <text:p text:style-name="P2"><text:span text:style-name="T1">ODWS</text:span></text:p>
            <text:p text:style-name="P2"><text:span text:style-name="T1">202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.1cm" fo:page-height="11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23:58:37.716017113</meta:creation-date>
    <dc:date>2022-01-18T12:39:53.967355636</dc:date>
    <meta:editing-duration>PT20M8S</meta:editing-duration>
    <meta:editing-cycles>6</meta:editing-cycles>
    <meta:generator>LibreOffice/6.4.7.2$Linux_X86_64 LibreOffice_project/40$Build-2</meta:generator>
    <meta:document-statistic meta:object-count="2"/>
  </office:meta>
</office:document-meta>
</file>